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yloadAttribute.PayloadAttrib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yloadAttribute.copyTo( Attribute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yloadAttribut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yloadAttribute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yloadAttribu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ttribute.equals( Object oth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yloadAttribut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ttribute.setPayload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ttribute.PayloadAttribute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yloadAttribute.get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